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officeooo:rsid="000d7e72" officeooo:paragraph-rsid="000d7e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cha de inicio: 3 de mayo 2022</text:p>
      <text:p text:style-name="P1"/>
      <text:p text:style-name="P1">Fecha de finalización: 3 de febrero 2023</text:p>
      <text:p text:style-name="P1"/>
      <text:p text:style-name="P1">Actividades:</text:p>
      <text:p text:style-name="P1">Preparación del entorno de desarrollo</text:p>
      <text:p text:style-name="P1">Desarrollo del esquema de base de datos</text:p>
      <text:p text:style-name="P1">Desarrollo de la interfaz de usuario</text:p>
      <text:p text:style-name="P1">Simulación y creación del entorno de la practica: Presiones</text:p>
      <text:p text:style-name="P1">Simulación y creación del entorno de la practica:Temperatura</text:p>
      <text:p text:style-name="P1">Simulación y creación del entorno de la practica:Calorimetría</text:p>
      <text:p text:style-name="P1">Simulación y creación del entorno de la practica:Capacidad térmica específica de metales</text:p>
      <text:p text:style-name="P1">Simulación y creación del entorno de la practica:Conversión de trabajo en calor</text:p>
      <text:p text:style-name="P1">Simulación y creación del entorno de la practica:Entalpia de transformación</text:p>
      <text:p text:style-name="P1">Simulación y creación del entorno de la practica:Gasto másíco, potencia y eficiencia de una bomba</text:p>
      <text:p text:style-name="P1">Simulación y creación del entorno de la practica:Ley de Charles</text:p>
      <text:p text:style-name="P1">Simulación y creación del entorno de la practica:Ley de Boe—Mariotte</text:p>
      <text:p text:style-name="P1">Simulación y creación del entorno de la practica:Constante particular del aire</text:p>
      <text:p text:style-name="P1">Simulación y creación del entorno de la practica:Coeficiente de Joule-Thomson</text:p>
      <text:p text:style-name="P1">Simulación y creación del entorno de la practica:Análisis energético en un compresor</text:p>
      <text:p text:style-name="P1">Etapa de pruebas</text:p>
      <text:p text:style-name="P1">Visitas a laboratorio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30T15:32:03.620000000</meta:creation-date>
    <dc:date>2022-04-30T15:43:58.173000000</dc:date>
    <meta:editing-duration>PT11M55S</meta:editing-duration>
    <meta:editing-cycles>1</meta:editing-cycles>
    <meta:document-statistic meta:table-count="0" meta:image-count="0" meta:object-count="0" meta:page-count="1" meta:paragraph-count="20" meta:word-count="167" meta:character-count="1122" meta:non-whitespace-character-count="976"/>
    <meta:generator>LibreOffice/7.2.6.2$Windows_X86_64 LibreOffice_project/b0ec3a565991f7569a5a7f5d24fed7f52653d754</meta:generator>
  </office:meta>
</office:document-meta>
</file>